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0">
      <style:table-cell-properties fo:background-color="#ffff99" fo:border="0.06pt solid #000000"/>
    </style:style>
    <style:style style:name="ce10" style:family="table-cell" style:parent-style-name="Default">
      <style:table-cell-properties fo:background-color="#0099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0">
      <style:table-cell-properties fo:background-color="#99ff99" fo:border="0.06pt solid #000000"/>
    </style:style>
    <style:style style:name="ce13" style:family="table-cell" style:parent-style-name="Default" style:data-style-name="N40">
      <style:table-cell-properties fo:background-color="#0099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June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8" office:value-type="float" office:value="14" calcext:value-type="float">
            <text:p>14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[.C15];[.C26];[.C37];[.C48];[.C59];[.C70];[.C81])" office:value-type="time" office:time-value="PT07H20M00S" calcext:value-type="time">
            <text:p>07:2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8]&lt;[.A8])+[.B8]-[.A8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8:.C14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19]&lt;[.A19])+[.B19]-[.A19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0]&lt;[.A20])+[.B20]-[.A20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19:.C25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office:value-type="time" office:time-value="PT11H30M00S" calcext:value-type="time">
            <text:p>11:30</text:p>
          </table:table-cell>
          <table:table-cell table:formula="of:=([.B30]&lt;[.A30])+[.B30]-[.A30]" office:value-type="time" office:time-value="PT02H00M00S" calcext:value-type="time">
            <text:p>02:00</text:p>
          </table:table-cell>
        </table:table-row>
        <table:table-row table:style-name="ro1">
          <table:table-cell office:value-type="time" office:time-value="PT12H10M00S" calcext:value-type="time">
            <text:p>12:10</text:p>
          </table:table-cell>
          <table:table-cell office:value-type="time" office:time-value="PT14H10M00S" calcext:value-type="time">
            <text:p>14:10</text:p>
          </table:table-cell>
          <table:table-cell table:formula="of:=([.B31]&lt;[.A31])+[.B31]-[.A31]" office:value-type="time" office:time-value="PT02H00M00S" calcext:value-type="time">
            <text:p>02:00</text:p>
          </table:table-cell>
        </table:table-row>
        <table:table-row table:style-name="ro1">
          <table:table-cell office:value-type="time" office:time-value="PT14H50M00S" calcext:value-type="time">
            <text:p>14:50</text:p>
          </table:table-cell>
          <table:table-cell office:value-type="time" office:time-value="PT18H10M00S" calcext:value-type="time">
            <text:p>18:10</text:p>
          </table:table-cell>
          <table:table-cell table:formula="of:=([.B32]&lt;[.A32])+[.B32]-[.A32]" office:value-type="time" office:time-value="PT03H20M00S" calcext:value-type="time">
            <text:p>03:20</text:p>
          </table:table-cell>
        </table:table-row>
        <table:table-row table:style-name="ro1">
          <table:table-cell table:number-columns-repeated="2"/>
          <table:table-cell table:formula="of:=([.B33]&lt;[.A33])+[.B33]-[.A3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30:.C36])" office:value-type="time" office:time-value="PT07H20M00S" calcext:value-type="time">
            <text:p>07:2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41]&lt;[.A41])+[.B41]-[.A41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41:.C47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52]&lt;[.A52])+[.B52]-[.A5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3]&lt;[.A53])+[.B53]-[.A5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52:.C58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63]&lt;[.A63])+[.B63]-[.A6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63:.C69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74]&lt;[.A74])+[.B74]-[.A7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5]&lt;[.A75])+[.B75]-[.A7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74:.C80])" office:value-type="time" office:time-value="PT00H00M00S" calcext:value-type="time">
            <text:p>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7:51:47.883428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0M47S</meta:editing-duration>
    <meta:editing-cycles>3</meta:editing-cycles>
    <meta:generator>LibreOffice/4.2.7.2$Linux_X86_64 LibreOffice_project/420m0$Build-2</meta:generator>
    <dc:date>2015-06-16T18:11:54.334409623</dc:date>
    <meta:document-statistic meta:table-count="1" meta:cell-count="112" meta:object-count="0"/>
  </office:meta>
</office:document-meta>
</file>